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b1175" style:font-weight-asian="bold" style:font-weight-complex="bold"/>
    </style:style>
    <style:style style:name="P3" style:family="paragraph" style:parent-style-name="Standard">
      <style:text-properties fo:font-weight="bold" officeooo:paragraph-rsid="002b1175" style:font-weight-asian="bold"/>
    </style:style>
    <style:style style:name="P4" style:family="paragraph" style:parent-style-name="Table_20_Contents">
      <style:text-properties officeooo:paragraph-rsid="001b7205"/>
    </style:style>
    <style:style style:name="P5" style:family="paragraph" style:parent-style-name="Table_20_Contents">
      <style:text-properties officeooo:rsid="001b7205" officeooo:paragraph-rsid="001b7205"/>
    </style:style>
    <style:style style:name="P6" style:family="paragraph" style:parent-style-name="Table_20_Heading">
      <style:text-properties officeooo:rsid="001b7205" officeooo:paragraph-rsid="001b7205"/>
    </style:style>
    <style:style style:name="P7" style:family="paragraph" style:parent-style-name="Table_20_Contents">
      <style:text-properties officeooo:rsid="001c2620" officeooo:paragraph-rsid="001c2620"/>
    </style:style>
    <style:style style:name="P8" style:family="paragraph" style:parent-style-name="Table_20_Contents">
      <style:text-properties officeooo:paragraph-rsid="001ebcb1"/>
    </style:style>
    <style:style style:name="P9" style:family="paragraph" style:parent-style-name="Text_20_body">
      <style:paragraph-properties fo:text-align="center" style:justify-single-word="false"/>
      <style:text-properties officeooo:paragraph-rsid="00246b53"/>
    </style:style>
    <style:style style:name="P10" style:family="paragraph" style:parent-style-name="Table_20_Contents">
      <style:text-properties officeooo:paragraph-rsid="002697ab"/>
    </style:style>
    <style:style style:name="P11" style:family="paragraph" style:parent-style-name="Standard">
      <style:text-properties officeooo:paragraph-rsid="002b1175"/>
    </style:style>
    <style:style style:name="P12" style:family="paragraph" style:parent-style-name="Table_20_Contents">
      <style:text-properties officeooo:paragraph-rsid="0035ca71"/>
    </style:style>
    <style:style style:name="P13" style:family="paragraph" style:parent-style-name="Table_20_Contents">
      <style:text-properties officeooo:paragraph-rsid="002e2d3e"/>
    </style:style>
    <style:style style:name="P14" style:family="paragraph" style:parent-style-name="Table_20_Contents">
      <style:text-properties officeooo:paragraph-rsid="003cd703"/>
    </style:style>
    <style:style style:name="P15" style:family="paragraph" style:parent-style-name="Table_20_Contents">
      <style:text-properties officeooo:paragraph-rsid="0032694d"/>
    </style:style>
    <style:style style:name="P16" style:family="paragraph" style:parent-style-name="Table_20_Contents">
      <style:text-properties officeooo:rsid="001b7205" officeooo:paragraph-rsid="001b7205"/>
    </style:style>
    <style:style style:name="P17" style:family="paragraph" style:parent-style-name="Table_20_Contents">
      <style:text-properties officeooo:rsid="001b7205" officeooo:paragraph-rsid="004190af"/>
    </style:style>
    <style:style style:name="P18" style:family="paragraph" style:parent-style-name="Table_20_Contents">
      <style:text-properties officeooo:rsid="001b7205" officeooo:paragraph-rsid="00424080"/>
    </style:style>
    <style:style style:name="P19" style:family="paragraph" style:parent-style-name="Table_20_Contents">
      <style:text-properties officeooo:rsid="001b7205" officeooo:paragraph-rsid="0043c5fd"/>
    </style:style>
    <style:style style:name="P20" style:family="paragraph" style:parent-style-name="Table_20_Contents">
      <style:text-properties officeooo:rsid="001b7205" officeooo:paragraph-rsid="0045a13e"/>
    </style:style>
    <style:style style:name="P21" style:family="paragraph" style:parent-style-name="Table_20_Contents">
      <style:text-properties officeooo:rsid="001b7205" officeooo:paragraph-rsid="00465327"/>
    </style:style>
    <style:style style:name="P22" style:family="paragraph" style:parent-style-name="Table_20_Contents">
      <style:text-properties officeooo:rsid="001b7205" officeooo:paragraph-rsid="0047081d"/>
    </style:style>
    <style:style style:name="P23" style:family="paragraph" style:parent-style-name="Table_20_Contents">
      <style:text-properties officeooo:rsid="001c2620" officeooo:paragraph-rsid="001c2620"/>
    </style:style>
    <style:style style:name="P24" style:family="paragraph" style:parent-style-name="Table_20_Contents">
      <style:text-properties officeooo:paragraph-rsid="0035ca71"/>
    </style:style>
    <style:style style:name="P25" style:family="paragraph" style:parent-style-name="Table_20_Contents">
      <style:text-properties officeooo:paragraph-rsid="002697ab"/>
    </style:style>
    <style:style style:name="P26" style:family="paragraph" style:parent-style-name="Table_20_Contents">
      <style:text-properties officeooo:paragraph-rsid="001ebcb1"/>
    </style:style>
    <style:style style:name="P27" style:family="paragraph" style:parent-style-name="Table_20_Contents">
      <style:text-properties officeooo:paragraph-rsid="002e2d3e"/>
    </style:style>
    <style:style style:name="P28" style:family="paragraph" style:parent-style-name="Table_20_Contents">
      <style:text-properties officeooo:paragraph-rsid="001b7205"/>
    </style:style>
    <style:style style:name="P29" style:family="paragraph" style:parent-style-name="Table_20_Contents">
      <style:text-properties officeooo:paragraph-rsid="003cd703"/>
    </style:style>
    <style:style style:name="P30" style:family="paragraph" style:parent-style-name="Table_20_Contents">
      <style:text-properties officeooo:paragraph-rsid="0032694d"/>
    </style:style>
    <style:style style:name="P31" style:family="paragraph" style:parent-style-name="Table_20_Contents">
      <style:text-properties officeooo:paragraph-rsid="003ee42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e423" style:font-weight-asian="bold" style:font-weight-complex="bold"/>
    </style:style>
    <style:style style:name="T4" style:family="text">
      <style:text-properties fo:font-size="12pt" officeooo:rsid="00246b53" style:font-size-asian="12pt" style:font-size-complex="12pt"/>
    </style:style>
    <style:style style:name="T5" style:family="text">
      <style:text-properties fo:font-size="12pt" officeooo:rsid="00356adb" style:font-size-asian="12pt" style:font-size-complex="12pt"/>
    </style:style>
    <style:style style:name="T6" style:family="text">
      <style:text-properties fo:font-size="12pt" officeooo:rsid="004190af" style:font-size-asian="12pt" style:font-size-complex="12pt"/>
    </style:style>
    <style:style style:name="T7" style:family="text">
      <style:text-properties officeooo:rsid="001b7205"/>
    </style:style>
    <style:style style:name="T8" style:family="text">
      <style:text-properties officeooo:rsid="001c2620"/>
    </style:style>
    <style:style style:name="T9" style:family="text">
      <style:text-properties officeooo:rsid="001ebcb1"/>
    </style:style>
    <style:style style:name="T10" style:family="text">
      <style:text-properties officeooo:rsid="00246b53"/>
    </style:style>
    <style:style style:name="T11" style:family="text">
      <style:text-properties officeooo:rsid="002697ab"/>
    </style:style>
    <style:style style:name="T12" style:family="text">
      <style:text-properties fo:font-size="14pt" officeooo:rsid="001b7205" style:font-size-asian="14pt" style:font-size-complex="14pt"/>
    </style:style>
    <style:style style:name="T13" style:family="text">
      <style:text-properties fo:font-size="14pt" officeooo:rsid="00079aa8" style:font-size-asian="14pt" style:font-size-complex="14pt"/>
    </style:style>
    <style:style style:name="T14" style:family="text">
      <style:text-properties fo:font-size="14pt" officeooo:rsid="003233de" style:font-size-asian="14pt" style:font-size-complex="14pt"/>
    </style:style>
    <style:style style:name="T15" style:family="text">
      <style:text-properties fo:font-size="14pt" officeooo:rsid="003dfce8" style:font-size-asian="14pt" style:font-size-complex="14pt"/>
    </style:style>
    <style:style style:name="T16" style:family="text">
      <style:text-properties officeooo:rsid="000aa02c"/>
    </style:style>
    <style:style style:name="T17" style:family="text">
      <style:text-properties officeooo:rsid="0036e770"/>
    </style:style>
    <style:style style:name="T18" style:family="text">
      <style:text-properties officeooo:rsid="002e1f4c"/>
    </style:style>
    <style:style style:name="T19" style:family="text">
      <style:text-properties officeooo:rsid="002faa2e"/>
    </style:style>
    <style:style style:name="T20" style:family="text">
      <style:text-properties officeooo:rsid="002aee4a"/>
    </style:style>
    <style:style style:name="T21" style:family="text">
      <style:text-properties officeooo:rsid="002e2d3e"/>
    </style:style>
    <style:style style:name="T22" style:family="text">
      <style:text-properties officeooo:rsid="00358229"/>
    </style:style>
    <style:style style:name="T23" style:family="text">
      <style:text-properties officeooo:rsid="003e0133"/>
    </style:style>
    <style:style style:name="T24" style:family="text">
      <style:text-properties officeooo:rsid="0039e117"/>
    </style:style>
    <style:style style:name="T25" style:family="text">
      <style:text-properties officeooo:rsid="003ee423"/>
    </style:style>
    <style:style style:name="T26" style:family="text">
      <style:text-properties officeooo:rsid="004190af"/>
    </style:style>
    <style:style style:name="T27" style:family="text">
      <style:text-properties officeooo:rsid="00bdc247"/>
    </style:style>
    <style:style style:name="T28" style:family="text">
      <style:text-properties style:font-name="Times New Roman" fo:font-size="12pt" style:text-underline-style="none" fo:font-weight="normal" officeooo:rsid="00bdfa33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style:text-underline-style="none" fo:font-weight="normal" officeooo:rsid="004190af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style:text-underline-style="none" fo:font-weight="normal" officeooo:rsid="00e2ae11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style:text-underline-style="none" fo:font-weight="normal" officeooo:rsid="00c20ea5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style:text-underline-style="none" fo:font-weight="normal" officeooo:rsid="00424080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style:text-underline-style="none" fo:font-weight="normal" officeooo:rsid="00c285ab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style:text-underline-style="none" fo:font-weight="normal" officeooo:rsid="00c62c96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style:text-underline-style="none" fo:font-weight="normal" officeooo:rsid="00c9e284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style:text-underline-style="none" fo:font-weight="normal" officeooo:rsid="00e5e964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style:text-underline-style="none" fo:font-weight="normal" officeooo:rsid="00cfb25f" style:font-size-asian="12pt" style:font-weight-asian="normal" style:font-size-complex="12pt" style:font-weight-complex="normal"/>
    </style:style>
    <style:style style:name="T38" style:family="text">
      <style:text-properties style:font-name="Times New Roman" fo:font-size="12pt" style:text-underline-style="none" fo:font-weight="normal" officeooo:rsid="008dc042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text-underline-style="none" fo:font-weight="normal" officeooo:rsid="00d1a54a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text-underline-style="none" fo:font-weight="normal" officeooo:rsid="00d27912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text-underline-style="none" fo:font-weight="normal" officeooo:rsid="00465327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text-underline-style="none" fo:font-weight="normal" officeooo:rsid="00db50a1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none" fo:font-weight="normal" officeooo:rsid="00a85a86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none" fo:font-weight="normal" officeooo:rsid="00df0f45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none" fo:font-weight="normal" officeooo:rsid="00a8d7e9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e26abc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47081d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fo:font-style="italic" style:text-underline-style="none" fo:font-weight="normal" officeooo:rsid="00c285ab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Times New Roman" fo:font-size="12pt" fo:font-style="italic" style:text-underline-style="none" fo:font-weight="normal" officeooo:rsid="00c9e284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Times New Roman" fo:font-size="12pt" fo:font-style="italic" style:text-underline-style="none" fo:font-weight="normal" officeooo:rsid="00ccae9b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Times New Roman" fo:font-size="12pt" fo:font-style="italic" style:text-underline-style="none" fo:font-weight="bold" officeooo:rsid="00ccae9b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ccae9b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Times New Roman" fo:font-size="12pt" fo:font-style="italic" style:text-underline-style="solid" style:text-underline-width="auto" style:text-underline-color="font-color" fo:font-weight="bold" officeooo:rsid="00ccae9b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style:font-name="Times New Roman" fo:font-size="12pt" fo:font-style="normal" style:text-underline-style="none" fo:font-weight="normal" officeooo:rsid="00ccae9b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Times New Roman" fo:font-size="12pt" fo:font-style="normal" style:text-underline-style="solid" style:text-underline-width="auto" style:text-underline-color="font-color" fo:font-weight="normal" officeooo:rsid="00ccae9b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tyle="italic" fo:font-weight="normal" officeooo:rsid="003ee423" style:font-style-asian="italic" style:font-weight-asian="normal" style:font-style-complex="italic" style:font-weight-complex="normal"/>
    </style:style>
    <style:style style:name="T57" style:family="text">
      <style:text-properties officeooo:rsid="0043c5fd"/>
    </style:style>
    <style:style style:name="T58" style:family="text">
      <style:text-properties fo:font-weight="normal" officeooo:rsid="003ee423" style:font-weight-asian="normal" style:font-weight-complex="normal"/>
    </style:style>
    <style:style style:name="T59" style:family="text">
      <style:text-properties fo:font-style="normal" fo:font-weight="normal" officeooo:rsid="003ee42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43c5fd" style:font-style-asian="normal" style:font-weight-asian="normal" style:font-style-complex="normal" style:font-weight-complex="normal"/>
    </style:style>
    <style:style style:name="T6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11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11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6">7</text:span>:00 – 1<text:span text:style-name="T16">8</text:span>:00, Jueves 1<text:span text:style-name="T16">5</text:span>:00 – 1<text:span text:style-name="T16">6</text:span>:00</text:p>
      <text:p text:style-name="P3">Grupo:<text:tab/><text:tab/>7A</text:p>
      <text:p text:style-name="Standard"/>
      <text:p text:style-name="P9"><text:span text:style-name="Strong_20_Emphasis"><text:span text:style-name="T15">Final </text:span></text:span><text:span text:style-name="Strong_20_Emphasis"><text:span text:style-name="T12">Exam </text:span></text:span><text:span text:style-name="Strong_20_Emphasis"><text:span text:style-name="T13"><text:s/></text:span></text:span><text:span text:style-name="Strong_20_Emphasis"><text:span text:style-name="T14">[Factor = 0.1587]</text:span></text:span></text:p>
      <text:p text:style-name="P9"><text:span text:style-name="Strong_20_Emphasis"><text:span text:style-name="T4">Three (3) points awarded per subtask; subtasks evaluated on a scale of 0.0-1.0; </text:span></text:span><text:span text:style-name="Strong_20_Emphasis"><text:span text:style-name="T6">63</text:span></text:span><text:span text:style-name="Strong_20_Emphasis"><text:span text:style-name="T5"> </text:span></text:span><text:span text:style-name="Strong_20_Emphasis"><text:span text:style-name="T4"><text:s/>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6"><text:bookmark text:name="4_points_(good)"/>Accuracy <text:span text:style-name="T10">(1 pt)</text:span></text:p>
                  </table:table-cell>
                  <table:table-cell table:style-name="Table1.A1" office:value-type="string">
                    <text:p text:style-name="P6"><text:bookmark text:name="3_points_(satisfactory)"/>Completeness <text:span text:style-name="T10">(1 pt)</text:span></text:p>
                  </table:table-cell>
                  <table:table-cell table:style-name="Table1.A1" office:value-type="string">
                    <text:p text:style-name="P6"><text:bookmark text:name="2_points_(needs_improvement)"/>Sufficiency <text:span text:style-name="T10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8"><text:span text:style-name="Strong_20_Emphasis"><text:span text:style-name="T9">Task </text:span></text:span><text:span text:style-name="Strong_20_Emphasis"><text:span text:style-name="T22">1</text:span></text:span><text:span text:style-name="Strong_20_Emphasis"><text:span text:style-name="T9"> </text:span></text:span><text:span text:style-name="Strong_20_Emphasis"><text:span text:style-name="T17">(6 pts)</text:span></text:span></text:p>
                  <text:p text:style-name="P13"><text:span text:style-name="Strong_20_Emphasis"/></text:p>
                  <text:p text:style-name="P13"><text:span text:style-name="Strong_20_Emphasis"/></text:p>
                </table:table-cell>
                <table:table-cell table:style-name="Table1.A1" office:value-type="string">
                  <text:p text:style-name="P17"><text:span text:style-name="T25">R</text:span><text:span text:style-name="T9">esponse </text:span><text:span text:style-name="T18">is </text:span><text:span text:style-name="T8">provided: </text:span><text:span text:style-name="T9">a</text:span><text:span text:style-name="T25">) </text:span><text:span text:style-name="T27">legal reasoning is limited to language structure?; </text:span><text:span text:style-name="T26">b) </text:span><text:span text:style-name="T27">complete and accurate legal translations are possible between languages? </text:span><text:span text:style-name="T9"><text:s/></text:span><text:span text:style-name="T25">answers are </text:span><text:span text:style-name="T19"><text:s/>highly accurate</text:span></text:p>
                </table:table-cell>
                <table:table-cell table:style-name="Table1.A1" office:value-type="string">
                  <text:p text:style-name="P5"><text:span text:style-name="T18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7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4"><text:span text:style-name="Strong_20_Emphasis"><text:span text:style-name="T7">Task </text:span></text:span><text:span text:style-name="Strong_20_Emphasis"><text:span text:style-name="T22">2</text:span></text:span><text:span text:style-name="Strong_20_Emphasis"><text:span text:style-name="T7"> </text:span></text:span><text:span text:style-name="Strong_20_Emphasis"><text:span text:style-name="T17">(6 pts)</text:span></text:span></text:p>
                  <text:p text:style-name="P14"><text:span text:style-name="Strong_20_Emphasis"/></text:p>
                  <text:p text:style-name="P4"><text:span text:style-name="Strong_20_Emphasis"/></text:p>
                </table:table-cell>
                <table:table-cell table:style-name="Table1.A1" office:value-type="string">
                  <text:p text:style-name="P17"><text:span text:style-name="T25">R</text:span><text:span text:style-name="T9">esponse </text:span><text:span text:style-name="T18">is </text:span><text:span text:style-name="T8">provided: </text:span><text:span text:style-name="T9">a</text:span><text:span text:style-name="T25">) </text:span><text:span text:style-name="T28">why “good” jargon is useful; </text:span><text:span text:style-name="T29">b) </text:span><text:span text:style-name="T28">very short example of “bad” jargon; </text:span><text:span text:style-name="T9"><text:s/></text:span><text:span text:style-name="T25">answers are </text:span><text:span text:style-name="T19"><text:s/>highly accurate</text:span></text:p>
                </table:table-cell>
                <table:table-cell table:style-name="Table1.A1" office:value-type="string">
                  <text:p text:style-name="P5"><text:span text:style-name="T18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7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0"><text:span text:style-name="Strong_20_Emphasis"><text:span text:style-name="T11">Task </text:span></text:span><text:span text:style-name="Strong_20_Emphasis"><text:span text:style-name="T23">3</text:span></text:span><text:span text:style-name="Strong_20_Emphasis"><text:span text:style-name="T11"> </text:span></text:span><text:span text:style-name="Strong_20_Emphasis"><text:span text:style-name="T17">(6 pts)</text:span></text:span></text:p>
                  <text:p text:style-name="P15"><text:span text:style-name="Strong_20_Emphasis"/></text:p>
                </table:table-cell>
                <table:table-cell table:style-name="Table1.A1" office:value-type="string">
                  <text:p text:style-name="P18"><text:span text:style-name="T25">R</text:span><text:span text:style-name="T9">esponse </text:span><text:span text:style-name="T18">is </text:span><text:span text:style-name="T8">provided: </text:span><text:span text:style-name="T9">a</text:span><text:span text:style-name="T25">) </text:span><text:span text:style-name="T30">c</text:span><text:span text:style-name="T28">ompare/contrast the legal systems of Mexico and the United States; </text:span><text:span text:style-name="T9"><text:s/></text:span><text:span text:style-name="T25">answers are </text:span><text:span text:style-name="T19"><text:s/>highly accurate</text:span></text:p>
                </table:table-cell>
                <table:table-cell table:style-name="Table1.A1" office:value-type="string">
                  <text:p text:style-name="P5"><text:span text:style-name="T18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7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0"><text:span text:style-name="Strong_20_Emphasis"><text:span text:style-name="T11">Task 4 </text:span></text:span><text:span text:style-name="Strong_20_Emphasis"><text:span text:style-name="T24">(</text:span></text:span><text:span text:style-name="Strong_20_Emphasis"><text:span text:style-name="T25">6</text:span></text:span><text:span text:style-name="Strong_20_Emphasis"><text:span text:style-name="T24"> pts)</text:span></text:span></text:p>
                  <text:p text:style-name="P12"><text:span text:style-name="Strong_20_Emphasis"/></text:p>
                </table:table-cell>
                <table:table-cell table:style-name="Table1.A5" office:value-type="string">
                  <text:p text:style-name="P18"><text:span text:style-name="T25">R</text:span><text:span text:style-name="T9">esponse </text:span><text:span text:style-name="T18">is </text:span><text:span text:style-name="T8">provided: </text:span><text:span text:style-name="T9">a</text:span><text:span text:style-name="T25">)</text:span><text:span text:style-name="T9"> <text:s/></text:span><text:span text:style-name="T31">primary functions of the SCJN; </text:span><text:span text:style-name="T32">b) <text:s/>why not the </text:span><text:span text:style-name="T33">first four </text:span><text:span text:style-name="T48">épocas</text:span><text:span text:style-name="T33"> of the SCJN considered valid;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7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8"><text:span text:style-name="Strong_20_Emphasis"><text:span text:style-name="T9">Task </text:span></text:span><text:span text:style-name="Strong_20_Emphasis"><text:span text:style-name="T25">5</text:span></text:span><text:span text:style-name="Strong_20_Emphasis"><text:span text:style-name="T9"> </text:span></text:span><text:span text:style-name="Strong_20_Emphasis"><text:span text:style-name="T17">(6 pts)</text:span></text:span></text:p>
                  <text:p text:style-name="P13"><text:span text:style-name="Strong_20_Emphasis"/></text:p>
                  <text:p text:style-name="P13"><text:span text:style-name="Strong_20_Emphasis"/></text:p>
                </table:table-cell>
                <table:table-cell table:style-name="Table1.A5" office:value-type="string">
                  <text:p text:style-name="P19"><text:span text:style-name="T25">R</text:span><text:span text:style-name="T9">esponse </text:span><text:span text:style-name="T18">is </text:span><text:span text:style-name="T8">provided: </text:span><text:span text:style-name="T9">a</text:span><text:span text:style-name="T25">) </text:span><text:span text:style-name="T35">define five (5) basic types of </text:span><text:span text:style-name="T48">tesis jurídic</text:span><text:span text:style-name="T49">a</text:span><text:span text:style-name="T9">; </text:span><text:span text:style-name="T57">b) </text:span><text:span text:style-name="T35">Compare / contrast </text:span><text:span text:style-name="T49">tesis aislada </text:span><text:span text:style-name="T35">and </text:span><text:span text:style-name="T49">jurisprudencia;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7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4"><text:span text:style-name="Strong_20_Emphasis"><text:span text:style-name="T7">Task </text:span></text:span><text:span text:style-name="Strong_20_Emphasis"><text:span text:style-name="T25">6</text:span></text:span><text:span text:style-name="Strong_20_Emphasis"><text:span text:style-name="T7"> </text:span></text:span><text:span text:style-name="Strong_20_Emphasis"><text:span text:style-name="T17">(</text:span></text:span><text:span text:style-name="Strong_20_Emphasis"><text:span text:style-name="T25">3</text:span></text:span><text:span text:style-name="Strong_20_Emphasis"><text:span text:style-name="T17"> pts)</text:span></text:span></text:p>
                  <text:p text:style-name="P14"><text:span text:style-name="Strong_20_Emphasis"/></text:p>
                  <text:p text:style-name="P4"><text:span text:style-name="Strong_20_Emphasis"/></text:p>
                </table:table-cell>
                <table:table-cell table:style-name="Table1.A5" office:value-type="string">
                  <text:p text:style-name="P19"><text:span text:style-name="T25">R</text:span><text:span text:style-name="T9">esponse </text:span><text:span text:style-name="T18">is </text:span><text:span text:style-name="T8">provided: </text:span><text:span text:style-name="T9">a</text:span><text:span text:style-name="T25">)</text:span><text:span text:style-name="T59"> </text:span><text:span text:style-name="T60">f</text:span><text:span text:style-name="T54">our (4) conditions whereby a contract would be considered </text:span><text:span text:style-name="T55">valid</text:span><text:span text:style-name="T9">;</text:span><text:span text:style-name="T49">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7"><text:span text:style-name="T21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5" office:value-type="string">
                  <text:p text:style-name="P10"><text:span text:style-name="Strong_20_Emphasis"><text:span text:style-name="T11">Task </text:span></text:span><text:span text:style-name="Strong_20_Emphasis"><text:span text:style-name="T25">7</text:span></text:span><text:span text:style-name="Strong_20_Emphasis"><text:span text:style-name="T11"> </text:span></text:span><text:span text:style-name="Strong_20_Emphasis"><text:span text:style-name="T17">(6 pts)</text:span></text:span></text:p>
                  <text:p text:style-name="P15"><text:span text:style-name="Strong_20_Emphasis"/></text:p>
                </table:table-cell>
                <table:table-cell table:style-name="Table1.A5" office:value-type="string">
                  <text:p text:style-name="P20"><text:span text:style-name="T25">R</text:span><text:span text:style-name="T9">esponse </text:span><text:span text:style-name="T18">is </text:span><text:span text:style-name="T8">provided: </text:span><text:span text:style-name="T9">a</text:span><text:span text:style-name="T25">)</text:span><text:span text:style-name="T9"> </text:span><text:span text:style-name="T37">c</text:span><text:span text:style-name="T38">ompare/ contrast the legal rights in México and the US for both tenants and landlords;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7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0"><text:span text:style-name="Strong_20_Emphasis"><text:span text:style-name="T11">Task </text:span></text:span><text:span text:style-name="Strong_20_Emphasis"><text:span text:style-name="T25">8</text:span></text:span><text:span text:style-name="Strong_20_Emphasis"><text:span text:style-name="T11"> </text:span></text:span><text:span text:style-name="Strong_20_Emphasis"><text:span text:style-name="T24">(</text:span></text:span><text:span text:style-name="Strong_20_Emphasis"><text:span text:style-name="T25">6</text:span></text:span><text:span text:style-name="Strong_20_Emphasis"><text:span text:style-name="T24"> pts)</text:span></text:span></text:p>
                  <text:p text:style-name="P12"><text:span text:style-name="Strong_20_Emphasis"/></text:p>
                </table:table-cell>
                <table:table-cell table:style-name="Table1.A5" office:value-type="string">
                  <text:p text:style-name="P21"><text:span text:style-name="T25">R</text:span><text:span text:style-name="T9">esponse </text:span><text:span text:style-name="T18">is </text:span><text:span text:style-name="T8">provided: </text:span><text:span text:style-name="T9">a</text:span><text:span text:style-name="T25">)</text:span><text:span text:style-name="T9"> </text:span><text:span text:style-name="T40">s</text:span><text:span text:style-name="T39">tate the general utility of the </text:span><text:span text:style-name="T41">seven (7) </text:span><text:span text:style-name="T39">resource</text:span><text:span text:style-name="T41">s;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7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31"><text:span text:style-name="Strong_20_Emphasis"><text:span text:style-name="T11">Task </text:span></text:span><text:span text:style-name="Strong_20_Emphasis"><text:span text:style-name="T25">9</text:span></text:span><text:span text:style-name="Strong_20_Emphasis"><text:span text:style-name="T11"> </text:span></text:span><text:span text:style-name="Strong_20_Emphasis"><text:span text:style-name="T17">(</text:span></text:span><text:span text:style-name="Strong_20_Emphasis"><text:span text:style-name="T25">9</text:span></text:span><text:span text:style-name="Strong_20_Emphasis"><text:span text:style-name="T17"> pts)</text:span></text:span></text:p>
                  <text:p text:style-name="P31"><text:span text:style-name="Strong_20_Emphasis"/></text:p>
                </table:table-cell>
                <table:table-cell table:style-name="Table1.A5" office:value-type="string">
                  <text:p text:style-name="P21"><text:span text:style-name="T25">R</text:span><text:span text:style-name="T9">esponse </text:span><text:span text:style-name="T18">is </text:span><text:span text:style-name="T8">provided: </text:span><text:span text:style-name="T9">a</text:span><text:span text:style-name="T25">) </text:span><text:span text:style-name="T42">Translate </text:span><text:span text:style-name="T41">jurisprudencia; </text:span><text:span text:style-name="T9"><text:s/>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7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31"><text:span text:style-name="Strong_20_Emphasis"><text:span text:style-name="T11">Task</text:span></text:span><text:span text:style-name="Strong_20_Emphasis"><text:span text:style-name="T25">10</text:span></text:span><text:span text:style-name="Strong_20_Emphasis"><text:span text:style-name="T11"> </text:span></text:span><text:span text:style-name="Strong_20_Emphasis"><text:span text:style-name="T17">(</text:span></text:span><text:span text:style-name="Strong_20_Emphasis"><text:span text:style-name="T25">3 </text:span></text:span><text:span text:style-name="Strong_20_Emphasis"><text:span text:style-name="T17">pts)</text:span></text:span></text:p>
                  <text:p text:style-name="P31"><text:span text:style-name="Strong_20_Emphasis"/></text:p>
                </table:table-cell>
                <table:table-cell table:style-name="Table1.A5" office:value-type="string">
                  <text:p text:style-name="P21"><text:span text:style-name="T25">R</text:span><text:span text:style-name="T9">esponse </text:span><text:span text:style-name="T18">is </text:span><text:span text:style-name="T8">provided: </text:span><text:span text:style-name="T9">a</text:span><text:span text:style-name="T25">)</text:span><text:span text:style-name="T9"> </text:span><text:span text:style-name="T44">APA style; </text:span><text:span text:style-name="T41">b) </text:span><text:span text:style-name="T43"><text:s/>“academic voice”;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7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31"><text:span text:style-name="Strong_20_Emphasis"><text:span text:style-name="T11">Task</text:span></text:span><text:span text:style-name="Strong_20_Emphasis"><text:span text:style-name="T25">11</text:span></text:span><text:span text:style-name="Strong_20_Emphasis"><text:span text:style-name="T11"> </text:span></text:span><text:span text:style-name="Strong_20_Emphasis"><text:span text:style-name="T17">(</text:span></text:span><text:span text:style-name="Strong_20_Emphasis"><text:span text:style-name="T25">6 </text:span></text:span><text:span text:style-name="Strong_20_Emphasis"><text:span text:style-name="T17">pts)</text:span></text:span></text:p>
                </table:table-cell>
                <table:table-cell table:style-name="Table1.A5" office:value-type="string">
                  <text:p text:style-name="P22"><text:span text:style-name="T25">R</text:span><text:span text:style-name="T9">esponse </text:span><text:span text:style-name="T18">is </text:span><text:span text:style-name="T8">provided: </text:span><text:span text:style-name="T9">a</text:span><text:span text:style-name="T25">)</text:span><text:span text:style-name="T9"> </text:span><text:span text:style-name="T46">Select 10 (ten) words </text:span><text:span text:style-name="T47">for definitions in English and Spanish;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7"><text:span text:style-name="T21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10T17:25:14.032289312</dc:date>
    <meta:editing-duration>PT3H46M17S</meta:editing-duration>
    <meta:editing-cycles>53</meta:editing-cycles>
    <meta:generator>LibreOffice/7.3.7.2$Linux_X86_64 LibreOffice_project/30$Build-2</meta:generator>
    <meta:document-statistic meta:table-count="1" meta:image-count="1" meta:object-count="0" meta:page-count="2" meta:paragraph-count="57" meta:word-count="545" meta:character-count="3689" meta:non-whitespace-character-count="3167"/>
  </office:meta>
</office:document-meta>
</file>